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pin’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18" office:value-type="string" calcext:value-type="string">
            <text:p>Rob Zomb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I’ll Be Your Mirror</text:p>
          </table:table-cell>
          <table:table-cell office:value-type="string" calcext:value-type="string">
            <text:p>Foggy Forest</text:p>
          </table:table-cell>
          <table:table-cell table:style-name="ce12" office:value-type="string" calcext:value-type="string">
            <text:p>Rob Zombies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 office:value-type="string" calcext:value-type="string">
            <text:p>SimWalk</text:p>
          </table:table-cell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Shelter Skelter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5:00:35.986758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2-01-09T08:23:03.802555793</dc:date>
    <meta:editing-duration>P27DT6H37M33S</meta:editing-duration>
    <meta:editing-cycles>403</meta:editing-cycles>
    <meta:generator>LibreOffice/6.4.7.2$Linux_X86_64 LibreOffice_project/40$Build-2</meta:generator>
    <meta:document-statistic meta:table-count="2" meta:cell-count="226" meta:object-count="0"/>
  </office:meta>
</office:document-meta>
</file>